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938cm"/>
    </style:style>
    <style:style style:name="gr4" style:family="graphic" style:parent-style-name="standard">
      <style:graphic-properties draw:stroke="none" svg:stroke-color="#000000" draw:fill="none" draw:fill-color="#ffffff" fo:min-height="0.392cm"/>
    </style:style>
    <style:style style:name="gr5" style:family="graphic" style:parent-style-name="standard">
      <style:graphic-properties draw:stroke="none" svg:stroke-color="#000000" draw:fill="none" draw:fill-color="#ffffff" fo:min-height="0.425cm"/>
    </style:style>
    <style:style style:name="gr6" style:family="graphic" style:parent-style-name="standard">
      <style:graphic-properties draw:stroke="none" svg:stroke-color="#000000" draw:fill="none" draw:fill-color="#ffffff" fo:min-height="0.358cm"/>
    </style:style>
    <style:style style:name="gr7" style:family="graphic" style:parent-style-name="standard">
      <style:graphic-properties draw:stroke="none" svg:stroke-color="#000000" draw:fill="none" draw:fill-color="#ffffff" fo:min-height="0.849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314cm" fo:min-width="1.686cm" fo:padding-top="0.151cm" fo:padding-bottom="0.151cm" fo:padding-left="0.276cm" fo:padding-right="0.276cm" fo:wrap-option="no-wrap"/>
    </style:style>
    <style:style style:name="gr9" style:family="graphic" style:parent-style-name="standard">
      <style:graphic-properties draw:stroke="none" svg:stroke-color="#000000" draw:fill="none" draw:fill-color="#ffffff" fo:min-height="0.139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源ノ角ゴシック JP Medium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源ノ角ゴシック JP Medium" fo:font-size="12pt" style:font-size-asian="12pt" style:font-size-complex="12pt"/>
    </style:style>
    <style:style style:name="P4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5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源ノ角ゴシック JP Medium" fo:font-size="12pt" style:font-size-asian="12pt" style:font-size-complex="12pt"/>
    </style:style>
    <style:style style:name="T2" style:family="text">
      <style:text-properties style:font-name="源ノ角ゴシック JP Medium" fo:font-size="12pt" style:font-name-asian="源ノ角ゴシック JP Medium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.803cm" svg:y1="2.126cm" svg:x2="4.772cm" svg:y2="10.522cm">
          <text:p/>
        </draw:line>
        <draw:line draw:style-name="gr1" draw:text-style-name="P1" draw:layer="layout" svg:x1="14.714cm" svg:y1="9.076cm" svg:x2="1.783cm" svg:y2="9.228cm">
          <text:p/>
        </draw:line>
        <draw:line draw:style-name="gr2" draw:text-style-name="P1" draw:layer="layout" svg:x1="10.686cm" svg:y1="2.165cm" svg:x2="2.81cm" svg:y2="9.949cm">
          <text:p/>
        </draw:line>
        <draw:frame draw:style-name="gr3" draw:text-style-name="P3" draw:layer="layout" svg:width="2.34cm" svg:height="1.188cm" svg:x="14.713cm" svg:y="8.643cm">
          <draw:text-box>
            <text:p text:style-name="P2"><text:span text:style-name="T1">x.xaxis</text:span></text:p>
          </draw:text-box>
        </draw:frame>
        <draw:frame draw:style-name="gr4" draw:text-style-name="P5" draw:layer="layout" svg:width="2.699cm" svg:height="0.675cm" svg:x="2.426cm" svg:y="1.685cm">
          <draw:text-box>
            <text:p text:style-name="P4"><text:span text:style-name="T2">結果</text:span><text:span text:style-name="T2">(</text:span><text:span text:style-name="T2">無名</text:span><text:span text:style-name="T2">)</text:span></text:p>
          </draw:text-box>
        </draw:frame>
        <draw:frame draw:style-name="gr5" draw:text-style-name="P5" draw:layer="layout" svg:width="0.739cm" svg:height="0.675cm" svg:x="4.127cm" svg:y="7.386cm">
          <draw:text-box>
            <text:p text:style-name="P4"><text:span text:style-name="T2">1</text:span></text:p>
          </draw:text-box>
        </draw:frame>
        <draw:frame draw:style-name="gr6" draw:text-style-name="P5" draw:layer="layout" svg:width="1.013cm" svg:height="0.675cm" svg:x="3.228cm" svg:y="9.287cm">
          <draw:text-box>
            <text:p text:style-name="P4"><text:span text:style-name="T2">-1</text:span></text:p>
          </draw:text-box>
        </draw:frame>
        <draw:frame draw:style-name="gr7" draw:text-style-name="P5" draw:layer="layout" svg:width="4.445cm" svg:height="1.099cm" svg:x="9.778cm" svg:y="2.936cm">
          <draw:text-box>
            <text:p text:style-name="P4"><text:span text:style-name="T2">(x,x+1)</text:span><text:span text:style-name="T2">を描いたもの</text:span></text:p>
          </draw:text-box>
        </draw:frame>
        <draw:custom-shape draw:style-name="gr8" draw:text-style-name="P1" draw:layer="layout" svg:width="2.416cm" svg:height="1.744cm" svg:x="9.559cm" svg:y="4.94cm">
          <text:p/>
          <draw:enhanced-geometry svg:viewBox="0 0 21600 21600" draw:text-areas="800 800 20800 20800" draw:type="round-rectangular-callout" draw:modifiers="-9705.25444766239 -8144.87106017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draw:layer="layout" svg:width="2.842cm" svg:height="0.675cm" svg:x="10.479cm" svg:y="4.337cm">
          <draw:text-box>
            <text:p text:style-name="P4"><text:span text:style-name="T2">拡大すると</text:span></text:p>
          </draw:text-box>
        </draw:frame>
        <draw:frame draw:style-name="gr10" draw:text-style-name="P7" draw:layer="layout" svg:width="0.627cm" svg:height="0.645cm" svg:x="9.955cm" svg:y="6.187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056cm" svg:y="5.988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257cm" svg:y="5.789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458cm" svg:y="5.59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559cm" svg:y="5.391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76cm" svg:y="5.192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0.961cm" svg:y="4.993cm">
          <draw:text-box>
            <text:p text:style-name="P6"><text:span text:style-name="T3">x</text:span></text:p>
          </draw:text-box>
        </draw:frame>
        <draw:frame draw:style-name="gr10" draw:text-style-name="P7" draw:layer="layout" svg:width="0.627cm" svg:height="0.645cm" svg:x="11.162cm" svg:y="4.794cm">
          <draw:text-box>
            <text:p text:style-name="P6"><text:span text:style-name="T3">x</text:span></text:p>
          </draw:text-box>
        </draw:frame>
        <draw:frame draw:style-name="gr5" draw:text-style-name="P5" draw:layer="layout" svg:width="0.739cm" svg:height="0.675cm" svg:x="4.728cm" svg:y="9.287cm">
          <draw:text-box>
            <text:p text:style-name="P4"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2:14:40.770000000</meta:creation-date>
    <dc:date>2019-04-12T07:09:33.794000000</dc:date>
    <meta:editing-duration>PT2H29M17S</meta:editing-duration>
    <meta:editing-cycles>4</meta:editing-cycles>
    <meta:generator>LibreOffice/5.4.4.2$Windows_X86_64 LibreOffice_project/2524958677847fb3bb44820e40380acbe820f960</meta:generator>
    <meta:document-statistic meta:object-count="19"/>
  </office:meta>
</office:document-meta>
</file>